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officeooo:rsid="001c7aa7" officeooo:paragraph-rsid="001c7aa7"/>
    </style:style>
    <style:style style:name="P2" style:family="paragraph" style:parent-style-name="Standard">
      <style:text-properties style:font-name="Liberation Sans" officeooo:rsid="001ca61b" officeooo:paragraph-rsid="001ca61b"/>
    </style:style>
    <style:style style:name="P3" style:family="paragraph" style:parent-style-name="Standard">
      <style:text-properties style:font-name="Liberation Sans" officeooo:rsid="001ca61b" officeooo:paragraph-rsid="00208dca"/>
    </style:style>
    <style:style style:name="P4" style:family="paragraph" style:parent-style-name="Standard">
      <style:text-properties style:font-name="Liberation Sans" officeooo:rsid="001ca61b" officeooo:paragraph-rsid="0021fa6b"/>
    </style:style>
    <style:style style:name="P5" style:family="paragraph" style:parent-style-name="Standard">
      <style:text-properties style:font-name="Liberation Sans" fo:font-weight="bold" officeooo:rsid="0021fa6b" officeooo:paragraph-rsid="0021fa6b" style:font-weight-asian="bold" style:font-weight-complex="bold"/>
    </style:style>
    <style:style style:name="P6" style:family="paragraph" style:parent-style-name="Standard">
      <style:text-properties style:font-name="Liberation Sans" officeooo:rsid="0021fa6b" officeooo:paragraph-rsid="0021fa6b"/>
    </style:style>
    <style:style style:name="P7" style:family="paragraph" style:parent-style-name="Standard">
      <style:paragraph-properties fo:text-align="center" style:justify-single-word="false"/>
      <style:text-properties style:font-name="Liberation Sans" fo:font-size="16pt" fo:font-weight="bold" officeooo:rsid="001c7aa7" officeooo:paragraph-rsid="001c7aa7" style:font-size-asian="16pt" style:font-weight-asian="bold" style:font-size-complex="16pt" style:font-weight-complex="bold"/>
    </style:style>
    <style:style style:name="P8" style:family="paragraph" style:parent-style-name="Standard">
      <style:text-properties style:font-name="Liberation Sans" officeooo:rsid="0025c0bc" officeooo:paragraph-rsid="0025c0bc"/>
    </style:style>
    <style:style style:name="P9" style:family="paragraph" style:parent-style-name="Standard">
      <style:text-properties style:font-name="Liberation Sans" officeooo:rsid="0026a6a5" officeooo:paragraph-rsid="0026a6a5"/>
    </style:style>
    <style:style style:name="P10" style:family="paragraph" style:parent-style-name="Standard">
      <style:text-properties style:font-name="Liberation Sans" officeooo:rsid="0027d881" officeooo:paragraph-rsid="0027d881"/>
    </style:style>
    <style:style style:name="P11" style:family="paragraph" style:parent-style-name="Standard">
      <style:text-properties officeooo:paragraph-rsid="0021fa6b"/>
    </style:style>
    <style:style style:name="P12" style:family="paragraph" style:parent-style-name="Standard">
      <style:text-properties officeooo:rsid="0023ee60" officeooo:paragraph-rsid="0023ee60"/>
    </style:style>
    <style:style style:name="P13" style:family="paragraph" style:parent-style-name="Standard">
      <style:text-properties officeooo:paragraph-rsid="00286c5b"/>
    </style:style>
    <style:style style:name="P14" style:family="paragraph" style:parent-style-name="Standard">
      <style:text-properties officeooo:paragraph-rsid="002b7c4d"/>
    </style:style>
    <style:style style:name="T1" style:family="text">
      <style:text-properties style:font-name="Liberation Sans"/>
    </style:style>
    <style:style style:name="T2" style:family="text">
      <style:text-properties style:font-name="Liberation Sans" fo:font-weight="bold" style:font-weight-asian="bold" style:font-weight-complex="bold"/>
    </style:style>
    <style:style style:name="T3" style:family="text">
      <style:text-properties style:font-name="Liberation Sans" fo:font-weight="bold" officeooo:rsid="0021fa6b" style:font-weight-asian="bold" style:font-weight-complex="bold"/>
    </style:style>
    <style:style style:name="T4" style:family="text">
      <style:text-properties style:font-name="Liberation Sans" fo:font-weight="bold" officeooo:rsid="00286c5b" style:font-weight-asian="bold" style:font-weight-complex="bold"/>
    </style:style>
    <style:style style:name="T5" style:family="text">
      <style:text-properties style:font-name="Liberation Sans" fo:font-weight="bold" officeooo:rsid="002b7c4d" style:font-weight-asian="bold" style:font-weight-complex="bold"/>
    </style:style>
    <style:style style:name="T6" style:family="text">
      <style:text-properties style:font-name="Liberation Sans" fo:font-weight="bold" officeooo:rsid="002b7c4d" style:font-name-asian="Noto Sans Mono CJK SC" style:font-weight-asian="bold" style:font-name-complex="Liberation Mono" style:font-weight-complex="bold"/>
    </style:style>
    <style:style style:name="T7" style:family="text">
      <style:text-properties style:font-name="Liberation Sans" officeooo:rsid="0021fa6b"/>
    </style:style>
    <style:style style:name="T8" style:family="text">
      <style:text-properties style:font-name="Liberation Sans" fo:font-style="italic" officeooo:rsid="002b7c4d" style:font-style-asian="italic" style:font-style-complex="italic"/>
    </style:style>
    <style:style style:name="T9" style:family="text">
      <style:text-properties style:font-name="Liberation Sans" style:text-underline-style="none"/>
    </style:style>
    <style:style style:name="T10" style:family="text">
      <style:text-properties style:font-name="Liberation Sans" officeooo:rsid="00286c5b"/>
    </style:style>
    <style:style style:name="T11" style:family="text">
      <style:text-properties style:font-name="Liberation Sans" officeooo:rsid="002b7c4d"/>
    </style:style>
    <style:style style:name="T12" style:family="text">
      <style:text-properties style:font-name="Liberation Sans" officeooo:rsid="002b7c4d" style:font-name-asian="Noto Sans Mono CJK SC" style:font-name-complex="Liberation Mono"/>
    </style:style>
    <style:style style:name="T13" style:family="text">
      <style:text-properties officeooo:rsid="001e0155"/>
    </style:style>
    <style:style style:name="T14" style:family="text">
      <style:text-properties officeooo:rsid="001e8219"/>
    </style:style>
    <style:style style:name="T15" style:family="text">
      <style:text-properties officeooo:rsid="001f6b58"/>
    </style:style>
    <style:style style:name="T16" style:family="text">
      <style:text-properties officeooo:rsid="00208dca"/>
    </style:style>
    <style:style style:name="T17" style:family="text">
      <style:text-properties fo:font-style="italic" style:font-style-asian="italic" style:font-style-complex="italic"/>
    </style:style>
    <style:style style:name="T18" style:family="text">
      <style:text-properties fo:font-style="normal" fo:font-weight="bold" officeooo:rsid="0021fa6b" style:font-style-asian="normal" style:font-weight-asian="bold" style:font-style-complex="normal" style:font-weight-complex="bold"/>
    </style:style>
    <style:style style:name="T19" style:family="text">
      <style:text-properties fo:font-style="normal" fo:font-weight="bold" officeooo:rsid="001e8219" style:font-style-asian="normal" style:font-weight-asian="bold" style:font-style-complex="normal" style:font-weight-complex="bold"/>
    </style:style>
    <style:style style:name="T20" style:family="text">
      <style:text-properties officeooo:rsid="0021fa6b"/>
    </style:style>
    <style:style style:name="T21" style:family="text">
      <style:text-properties fo:font-weight="bold" style:font-weight-asian="bold" style:font-weight-complex="bold"/>
    </style:style>
    <style:style style:name="T22" style:family="text">
      <style:text-properties fo:font-weight="bold" officeooo:rsid="001e8219" style:font-weight-asian="bold" style:font-weight-complex="bold"/>
    </style:style>
    <style:style style:name="T23" style:family="text">
      <style:text-properties officeooo:rsid="0023ee60"/>
    </style:style>
    <style:style style:name="T24" style:family="text">
      <style:text-properties officeooo:rsid="00254975"/>
    </style:style>
    <style:style style:name="T25" style:family="text">
      <style:text-properties officeooo:rsid="0027d8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3">I</text:span>nvestigación sobre<text:span text:style-name="T13"> validación de datos nativa en HMTL</text:span></text:p>
      <text:p text:style-name="P1"/>
      <text:p text:style-name="P1"/>
      <text:p text:style-name="P1"/>
      <text:p text:style-name="P5">Contexto</text:p>
      <text:p text:style-name="P2"/>
      <text:p text:style-name="P2"><text:span text:style-name="T20">E</text:span>n HTML tenemos una etiqueta llamada <text:span text:style-name="T17">&lt;form&gt;</text:span> que está destinada a representar formularios. Dicha etiqueta suele contener 2 tipos de etiquetas dentro (aunque puede albergar cualquier etiqueta dentro de sí mismo) estas son las que le dan funcionalidad y lógica al formulario. Estas son <text:span text:style-name="T17">&lt;label&gt;</text:span> e <text:span text:style-name="T17">&lt;input&gt;</text:span>.</text:p>
      <text:p text:style-name="P2"/>
      <text:p text:style-name="P2">La etiqueta <text:span text:style-name="T17">&lt;label&gt;</text:span> representa una etiqueta (valga la redundancia) con la que nombramos al campo en el que el usuario introducirá los datos oportunos, y dicho campo se crea con la etiqueta <text:span text:style-name="T17">&lt;input&gt;</text:span>.</text:p>
      <text:p text:style-name="P2"/>
      <text:p text:style-name="P2"/>
      <text:p text:style-name="P2"/>
      <text:p text:style-name="P5">Tipos <text:span text:style-name="T24">de &lt;input&gt; con validación integrada</text:span></text:p>
      <text:p text:style-name="P6"/>
      <text:p text:style-name="P2">Los diferentes tipos de <text:span text:style-name="T17">&lt;input&gt;</text:span> <text:span text:style-name="T14">con los que validar la entrada de datos de </text:span>un formulario <text:span text:style-name="T15">(algunos </text:span><text:span text:style-name="T14">pueden devolver valores vacíos asique debemos tener cuidado con ellos</text:span><text:span text:style-name="T15">)</text:span><text:span text:style-name="T14">. A continuación explicaremos algunos</text:span>:</text:p>
      <text:p text:style-name="P2"/>
      <text:p text:style-name="P4"><text:span text:style-name="T18">c</text:span><text:span text:style-name="T19">heckbox</text:span>: <text:span text:style-name="T14">este campo nos devolverá siempre un dato booleano, pudiendo estar marcado o no. Sus atributos </text:span><text:span text:style-name="T20">mas comunes</text:span><text:span text:style-name="T14"> son ‘checked’, ‘value’ y ‘indeterminate’.</text:span></text:p>
      <text:p text:style-name="P2"/>
      <text:p text:style-name="P4"><text:span text:style-name="T22">date</text:span> <text:span text:style-name="T14">y </text:span><text:span text:style-name="T22">datetime-local</text:span>: <text:span text:style-name="T14">estos campos nos devolverán un objeto Date() que contendrá una fecha y una fecha + una hora respectivamente. </text:span><text:span text:style-name="T16">Sus atributos </text:span><text:span text:style-name="T20">mas comunes <text:s/></text:span><text:span text:style-name="T16">son ‘autocomplete’, ‘list’, ‘readonly’ y ‘step’.</text:span></text:p>
      <text:p text:style-name="P3"/>
      <text:p text:style-name="P11"><text:span text:style-name="T3">email</text:span><text:span text:style-name="T7">: este campo nos devolverá una string con una dirección de correo electrónico correctamente validada en formato ‘</text:span><text:span text:style-name="Source_20_Text"><text:span text:style-name="T9">username@domain.tld</text:span></text:span><text:span text:style-name="T7">’. En caso de que se use el atributo ‘multiple’, este devolverá una lista de direcciones email como la anterior separadas por comas. Sus atributos mas comunes son ‘autocomplete’, ‘list’, ‘maxlength’, ‘minlength’, ‘multiple’, ‘name’, ‘pattern, ‘placeholder’, ‘readonly’, ‘required’, ‘size’ y ‘type’.</text:span></text:p>
      <text:p text:style-name="P11"><text:span text:style-name="T7"/></text:p>
      <text:p text:style-name="P12"><text:span text:style-name="T2">number</text:span><text:span text:style-name="T1">: este campo nos devolverá un número siempre, suele contener unas flechitas señalando arriba y abajo para incrementar o decrementar el valor de si mismo. Sus atributos </text:span><text:span text:style-name="T7">mas comunes </text:span><text:span text:style-name="T1">son ‘autocomplete’, ‘list’, ‘placeholder’ y ‘readonly’.</text:span></text:p>
      <text:p text:style-name="P12"/>
      <text:p text:style-name="P8"><text:span text:style-name="T21">password</text:span>: este campo devolverá una string que deberá pasar la validación de un patrón si este fué especificado. Sus atributos mas <text:span text:style-name="T20">mas comunes </text:span>son <text:span text:style-name="T23">‘autocomplete’, ‘</text:span>inputmode<text:span text:style-name="T23">’, ‘</text:span>maxlength<text:span text:style-name="T23">’, ‘</text:span>minlength<text:span text:style-name="T23">’, ‘</text:span>pattern<text:span text:style-name="T23">’, ‘</text:span>placeholder’, ‘readonly’, ‘required’ y ‘size’<text:span text:style-name="T23">.</text:span></text:p>
      <text:p text:style-name="P8"/>
      <text:p text:style-name="P9"><text:span text:style-name="T21">radio</text:span>: este campo devolverá una string con el valor del botón en cuestión. Dicho valor nunca es mostrado al usuario, solamente se usa para identificar cual de los botones de dicho grupo ha sido seleccionado. <text:span text:style-name="T25">Sus atributos mas comunes son ‘checked’, ‘value’ y ‘required’.</text:span></text:p>
      <text:p text:style-name="P9"/>
      <text:p text:style-name="P10"><text:span text:style-name="T21">tel</text:span>: devuelve una string que representa un número de teléfono. Sus atributos mas comunes son ‘autocomplete’, ‘list’, ‘maxlength’, ‘minlength’, ‘pattern’, ‘placeholder’, ‘readonly’, y ‘size’.</text:p>
      <text:p text:style-name="P13"><text:soft-page-break/><text:span text:style-name="T4">url</text:span><text:span text:style-name="T10">: devolverá una string con una dirección en sintaxis URL validada. El formato a seguir es ‘</text:span><text:span text:style-name="Source_20_Text"><text:span text:style-name="T9">urlscheme://rest-of-url</text:span></text:span><text:span text:style-name="T10">’ incluso si no existe dicha dirección. </text:span><text:span text:style-name="T11">Sus atributos mas comunes son ‘</text:span><text:span text:style-name="Source_20_Text"><text:span text:style-name="T1">autocomplete’</text:span></text:span><text:span text:style-name="T1">, ‘</text:span><text:span text:style-name="Source_20_Text"><text:span text:style-name="T1">list’</text:span></text:span><text:span text:style-name="T1">, ‘</text:span><text:span text:style-name="Source_20_Text"><text:span text:style-name="T1">maxlength’</text:span></text:span><text:span text:style-name="T1">, ‘</text:span><text:span text:style-name="Source_20_Text"><text:span text:style-name="T1">minlength’</text:span></text:span><text:span text:style-name="T1">, ‘</text:span><text:span text:style-name="Source_20_Text"><text:span text:style-name="T1">pattern’</text:span></text:span><text:span text:style-name="T1">, ‘</text:span><text:span text:style-name="Source_20_Text"><text:span text:style-name="T1">placeholder’</text:span></text:span><text:span text:style-name="T1">, ‘</text:span><text:span text:style-name="Source_20_Text"><text:span text:style-name="T1">readonly’</text:span></text:span><text:span text:style-name="T1">, ‘</text:span><text:span text:style-name="Source_20_Text"><text:span text:style-name="T1">required’</text:span></text:span><text:span text:style-name="T1"> y ‘</text:span><text:span text:style-name="Source_20_Text"><text:span text:style-name="T1">size’.</text:span></text:span></text:p>
      <text:p text:style-name="P13"><text:span text:style-name="Source_20_Text"/></text:p>
      <text:p text:style-name="P13"><text:span text:style-name="Source_20_Text"/></text:p>
      <text:p text:style-name="P14"><text:span text:style-name="Source_20_Text"><text:span text:style-name="T5">Validaci</text:span></text:span><text:span text:style-name="Source_20_Text"><text:span text:style-name="T6">ó</text:span></text:span><text:span text:style-name="Source_20_Text"><text:span text:style-name="T5">n</text:span></text:span></text:p>
      <text:p text:style-name="P14"><text:span text:style-name="Source_20_Text"><text:span text:style-name="T11"/></text:span></text:p>
      <text:p text:style-name="P14"><text:span text:style-name="Source_20_Text"><text:span text:style-name="T11">Una de las características más importantes de los controles de formulario de HTML5 es la capacidad de validar la mayoría de los datos de usuario sin depender de JavaScript. Esto se realiza mediante el uso de atributos de validación en los elementos del formulario.</text:span></text:span></text:p>
      <text:p text:style-name="P14"><text:span text:style-name="Source_20_Text"><text:span text:style-name="T11"/></text:span></text:p>
      <text:p text:style-name="P14"><text:span text:style-name="Source_20_Text"><text:span text:style-name="T11">Los atributos globales mas comunes para esto son los siguientes:</text:span></text:span></text:p>
      <text:p text:style-name="P14"><text:span text:style-name="Source_20_Text"><text:span text:style-name="T11"/></text:span></text:p>
      <text:p text:style-name="P14"><text:span text:style-name="Source_20_Text"><text:span text:style-name="T11">- </text:span></text:span><text:span text:style-name="Source_20_Text"><text:span text:style-name="T8">required</text:span></text:span><text:span text:style-name="Source_20_Text"><text:span text:style-name="T11">: especifica si el campo es obligatorio o no.</text:span></text:span></text:p>
      <text:p text:style-name="P14"><text:span text:style-name="Source_20_Text"><text:span text:style-name="T11">- </text:span></text:span><text:span text:style-name="Source_20_Text"><text:span text:style-name="T8">minlength</text:span></text:span><text:span text:style-name="Source_20_Text"><text:span text:style-name="T11"> y </text:span></text:span><text:span text:style-name="Source_20_Text"><text:span text:style-name="T8">maxlength</text:span></text:span><text:span text:style-name="Source_20_Text"><text:span text:style-name="T11">: especifican las longitudes m</text:span></text:span><text:span text:style-name="Source_20_Text"><text:span text:style-name="T12">áximas y mínimas del campo</text:span></text:span><text:span text:style-name="Source_20_Text"><text:span text:style-name="T11">.</text:span></text:span></text:p>
      <text:p text:style-name="P14"><text:span text:style-name="Source_20_Text"><text:span text:style-name="T11">- </text:span></text:span><text:span text:style-name="Source_20_Text"><text:span text:style-name="T8">min</text:span></text:span><text:span text:style-name="Source_20_Text"><text:span text:style-name="T11"> y </text:span></text:span><text:span text:style-name="Source_20_Text"><text:span text:style-name="T8">max</text:span></text:span><text:span text:style-name="Source_20_Text"><text:span text:style-name="T11">: especifican el valor m</text:span></text:span><text:span text:style-name="Source_20_Text"><text:span text:style-name="T12">áximo y mínimo del campo</text:span></text:span><text:span text:style-name="Source_20_Text"><text:span text:style-name="T11">.</text:span></text:span></text:p>
      <text:p text:style-name="P14"><text:span text:style-name="Source_20_Text"><text:span text:style-name="T11">- </text:span></text:span><text:span text:style-name="Source_20_Text"><text:span text:style-name="T8">type</text:span></text:span><text:span text:style-name="Source_20_Text"><text:span text:style-name="T11">: el cual especifica el tipo de campo (donde introducimos uno de los tipos especificados en la secci</text:span></text:span><text:span text:style-name="Source_20_Text"><text:span text:style-name="T12">ón anterior</text:span></text:span><text:span text:style-name="Source_20_Text"><text:span text:style-name="T11">).</text:span></text:span></text:p>
      <text:p text:style-name="P14"><text:span text:style-name="Source_20_Text"><text:span text:style-name="T11">- </text:span></text:span><text:span text:style-name="Source_20_Text"><text:span text:style-name="T8">pattern</text:span></text:span><text:span text:style-name="Source_20_Text"><text:span text:style-name="T11">: especifica una expresi</text:span></text:span><text:span text:style-name="Source_20_Text"><text:span text:style-name="T12">ó</text:span></text:span><text:span text:style-name="Source_20_Text"><text:span text:style-name="T11">n regular con un patr</text:span></text:span><text:span text:style-name="Source_20_Text"><text:span text:style-name="T12">ó</text:span></text:span><text:span text:style-name="Source_20_Text"><text:span text:style-name="T11">n definido a cumplir por los datos que ser</text:span></text:span><text:span text:style-name="Source_20_Text"><text:span text:style-name="T12">á</text:span></text:span><text:span text:style-name="Source_20_Text"><text:span text:style-name="T11">n introducidos por el usuario.</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09:07:35.697835519</meta:creation-date>
    <dc:date>2024-10-29T10:29:01.342819944</dc:date>
    <meta:editing-duration>PT1H20M28S</meta:editing-duration>
    <meta:editing-cycles>15</meta:editing-cycles>
    <meta:generator>LibreOffice/7.3.7.2$Linux_X86_64 LibreOffice_project/30$Build-2</meta:generator>
    <meta:document-statistic meta:table-count="0" meta:image-count="0" meta:object-count="0" meta:page-count="2" meta:paragraph-count="22" meta:word-count="543" meta:character-count="3642" meta:non-whitespace-character-count="3120"/>
  </office:meta>
</office:document-meta>
</file>